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Dancing Script" svg:font-family="'Dancing Scrip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text-properties style:font-name="Times" style:language-asian="en" style:country-asian="GB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Times" fo:font-size="15pt" style:text-underline-style="solid" style:text-underline-width="auto" style:text-underline-color="font-color" fo:font-weight="bold" style:font-size-asian="15pt" style:language-asian="en" style:country-asian="GB" style:font-weight-asian="bold" style:font-size-complex="15pt" style:font-weight-complex="bold"/>
    </style:style>
    <style:style style:name="P4" style:family="paragraph" style:parent-style-name="Standard">
      <style:text-properties style:font-name="Times" fo:font-size="14pt" fo:font-weight="bold" style:font-size-asian="14pt" style:language-asian="en" style:country-asian="GB" style:font-weight-asian="bold" style:font-size-complex="14pt" style:font-weight-complex="bold"/>
    </style:style>
    <style:style style:name="P5" style:family="paragraph" style:parent-style-name="Standard">
      <style:paragraph-properties fo:line-height="115%"/>
      <style:text-properties style:font-name="Times" fo:font-weight="bold" style:language-asian="en" style:country-asian="GB" style:font-weight-asian="bold" style:font-weight-complex="bold"/>
    </style:style>
    <style:style style:name="P6" style:family="paragraph" style:parent-style-name="Standard">
      <style:text-properties style:font-name="Times" style:text-underline-style="solid" style:text-underline-width="auto" style:text-underline-color="font-color" fo:font-weight="bold" style:language-asian="en" style:country-asian="GB" style:font-weight-asian="bold" style:font-weight-complex="bold"/>
    </style:style>
    <style:style style:name="P7" style:family="paragraph" style:parent-style-name="Standard">
      <style:text-properties style:font-name="Times" style:language-asian="en" style:country-asian="GB"/>
    </style:style>
    <style:style style:name="P8" style:family="paragraph" style:parent-style-name="Standard">
      <style:paragraph-properties fo:line-height="115%"/>
      <style:text-properties style:font-name="Times" style:language-asian="en" style:country-asian="GB"/>
    </style:style>
    <style:style style:name="P9" style:family="paragraph" style:parent-style-name="List_20_Paragraph" style:list-style-name="WWNum3">
      <style:paragraph-properties fo:line-height="115%"/>
    </style:style>
    <style:style style:name="P10" style:family="paragraph" style:parent-style-name="List_20_Paragraph" style:list-style-name="WWNum3">
      <style:paragraph-properties fo:line-height="115%"/>
      <style:text-properties style:font-name="Times" style:language-asian="en" style:country-asian="GB"/>
    </style:style>
    <style:style style:name="P11" style:family="paragraph" style:parent-style-name="List_20_Paragraph" style:list-style-name="WWNum4">
      <style:paragraph-properties fo:line-height="115%"/>
      <style:text-properties style:font-name="Times" style:language-asian="en" style:country-asian="GB"/>
    </style:style>
    <style:style style:name="P12" style:family="paragraph" style:parent-style-name="List_20_Paragraph" style:list-style-name="WWNum5">
      <style:text-properties style:font-name="Times" style:language-asian="en" style:country-asian="GB"/>
    </style:style>
    <style:style style:name="T1" style:family="text">
      <style:text-properties style:font-name="Times" style:language-asian="en" style:country-asian="GB"/>
    </style:style>
    <style:style style:name="T2" style:family="text">
      <style:text-properties style:font-name="Times" fo:font-weight="bold" style:language-asian="en" style:country-asian="GB" style:font-weight-asian="bold" style:font-weight-complex="bold"/>
    </style:style>
    <style:style style:name="T3" style:family="text">
      <style:text-properties style:text-position="super 58%" style:font-name="Times" style:language-asian="en" style:country-asian="GB"/>
    </style:style>
    <style:style style:name="T4" style:family="text">
      <style:text-properties style:font-name="Dancing Script" fo:font-weight="bold" style:language-asian="en" style:country-asian="G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E</text:p>
      <text:p text:style-name="P4">NAGAVENI <text:s/>MURUKUTI</text:p>
      <text:p text:style-name="P5">Email id:murukootinagaveni@gmail.com</text:p>
      <text:p text:style-name="P1"><text:span text:style-name="T2">Mobile No:</text:span><text:span text:style-name="T1"> 9390029410.</text:span></text:p>
      <text:p text:style-name="P1"><text:span text:style-name="T2">Address:</text:span><text:span text:style-name="T1"> C/o M Naga Subbareddy, 00, Munnelli, B Kodur, YSR <text:s/>Kadapa AndhraPradesh-516193</text:span></text:p>
      <text:p text:style-name="P2"/>
      <text:p text:style-name="P6">CAREER OBJECTIVE</text:p>
      <text:list xml:id="list6797381239611761728" text:style-name="WWNum3">
        <text:list-item>
          <text:p text:style-name="P10">Obtain a responsible position in an organization with the best capabilities, skills and knowledge.</text:p>
        </text:list-item>
      </text:list>
      <text:p text:style-name="P2"/>
      <text:p text:style-name="P6">ACADEMIC QUALIFICATION:</text:p>
      <text:list xml:id="list34250623" text:continue-numbering="true" text:style-name="WWNum3">
        <text:list-item>
          <text:p text:style-name="P9"><text:span text:style-name="T1">12</text:span><text:span text:style-name="T3">th </text:span><text:span text:style-name="T1">from Sri Vagdevi Jr College.</text:span></text:p>
        </text:list-item>
        <text:list-item>
          <text:p text:style-name="P9"><text:span text:style-name="T1">10</text:span><text:span text:style-name="T3">th</text:span><text:span text:style-name="T1"> from .ztph high school Govindhaya palli.</text:span></text:p>
        </text:list-item>
      </text:list>
      <text:p text:style-name="P2"/>
      <text:p text:style-name="P6">PROFESSIONAL SKILLS:</text:p>
      <text:list xml:id="list7316031079680844986" text:style-name="WWNum4">
        <text:list-item>
          <text:p text:style-name="P11">Basic knowledge of computer.</text:p>
        </text:list-item>
        <text:list-item>
          <text:p text:style-name="P11">Typing</text:p>
        </text:list-item>
      </text:list>
      <text:p text:style-name="P2"/>
      <text:p text:style-name="P6">WORK EXPERIENCE:</text:p>
      <text:list xml:id="list5059089507385101768" text:style-name="WWNum5">
        <text:list-item>
          <text:p text:style-name="P12">Fresher</text:p>
        </text:list-item>
      </text:list>
      <text:p text:style-name="P2"/>
      <text:p text:style-name="P6">PERSONAL DETAILS:</text:p>
      <text:p text:style-name="P8">Father’s Name<text:tab/><text:tab/>:<text:tab/>Murukuti Naga Subbareddy</text:p>
      <text:p text:style-name="P8">Date of birth<text:tab/><text:tab/>:<text:tab/>09 June 2002</text:p>
      <text:p text:style-name="P8">Gender<text:tab/><text:tab/><text:tab/>:<text:tab/>Female</text:p>
      <text:p text:style-name="P8">Nationality<text:tab/><text:tab/>:<text:tab/>Indian</text:p>
      <text:p text:style-name="P8">Marital Status<text:tab/><text:tab/>:<text:tab/>married</text:p>
      <text:p text:style-name="P8">Languages Known<text:tab/>:<text:tab/>English &amp; Telugu</text:p>
      <text:p text:style-name="P8">Hobbies<text:tab/><text:tab/>:<text:tab/>Reading Books, watching news.</text:p>
      <text:p text:style-name="P2"/>
      <text:p text:style-name="P2"/>
      <text:p text:style-name="P2">Place: Porumamilla</text:p>
      <text:p text:style-name="P2">Date:<text:tab/></text:p>
      <text:p text:style-name="P2"/>
      <text:p text:style-name="P2"/>
      <text:p text:style-name="P2">Sign</text:p>
      <text:p text:style-name="P2"/>
      <text:p text:style-name="P2"/>
      <text:p text:style-name="Standard"><text:span text:style-name="T1">Murukuti Nagaveni<text:tab/><text:tab/><text:tab/><text:tab/><text:tab/><text:tab/><text:tab/><text:tab/><text:tab/></text:span><text:span text:style-name="T4"> 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Dancing Script" svg:font-family="'Dancing Script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IN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 New Roman" style:font-name-asian="Times New Roman1" style:language-asian="en" style:country-asian="GB" style:font-name-complex="Times New Roman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tab-span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meta:editing-cycles>3</meta:editing-cycles>
    <meta:print-date>2023-04-20T05:00:00</meta:print-date>
    <meta:creation-date>2023-04-20T05:30:00</meta:creation-date>
    <dc:date>2023-04-20T14:01:40.82</dc:date>
    <meta:editing-duration>PT1M32S</meta:editing-duration>
    <meta:generator>OpenOffice/4.1.7$Win32 OpenOffice.org_project/417m1$Build-9800</meta:generator>
    <meta:document-statistic meta:table-count="0" meta:image-count="0" meta:object-count="0" meta:page-count="1" meta:paragraph-count="27" meta:word-count="110" meta:character-count="7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